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d061" officeooo:paragraph-rsid="0009d061"/>
    </style:style>
    <style:style style:name="P2" style:family="paragraph" style:parent-style-name="Standard">
      <style:text-properties officeooo:rsid="0009d061" officeooo:paragraph-rsid="0009d061"/>
    </style:style>
    <style:style style:name="P3" style:family="paragraph" style:parent-style-name="Standard">
      <style:text-properties fo:font-size="14pt" officeooo:rsid="0009d061" officeooo:paragraph-rsid="0009d061" style:font-size-asian="14pt" style:font-size-complex="14pt"/>
    </style:style>
    <style:style style:name="P4" style:family="paragraph" style:parent-style-name="Standard">
      <style:text-properties fo:font-size="13pt" style:text-underline-style="solid" style:text-underline-width="auto" style:text-underline-color="font-color" fo:font-weight="bold" officeooo:rsid="0009d061" officeooo:paragraph-rsid="0009d061"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cb627"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Extension </text:span><text:span text:style-name="T2">Name</text:span> : <text:span text:style-name="T1">Cart File Upload</text:span></text:p>
      <text:p text:style-name="P1"/>
      <text:p text:style-name="P1"/>
      <text:p text:style-name="P4"><text:bookmark-start text:name="__DdeLink__143_2035298842"/>Summary</text:p>
      <text:p text:style-name="P1"/>
      <text:p text:style-name="P1">Customer can upload multiple files on cart page according to their needs and admin can see the uploaded files in order view page.</text:p>
      <text:p text:style-name="P1"/>
      <text:p text:style-name="P1"/>
      <text:p text:style-name="P4">Description</text:p>
      <text:p text:style-name="P1"/>
      <text:p text:style-name="P1">Would you like to give your customer an option to upload Files or Images at cart page? then this extension is for you. This extension provide facility to upload multiple files on cart page. Customer can browse and upload files easily which will be stored in database with their order details. <text:s/></text:p>
      <text:p text:style-name="P1"/>
      <text:p text:style-name="P1"/>
      <text:p text:style-name="P1">1. This extension gives the facility to upload multiple files on cart page.</text:p>
      <text:p text:style-name="P1"/>
      <text:p text:style-name="P1">2. Customers can upload multiple types of files like image, text, document, PDF etc.</text:p>
      <text:p text:style-name="P1"/>
      <text:p text:style-name="P1">3. Customers can easily edit and delete the file(s) as per their custom requirements.</text:p>
      <text:p text:style-name="P1"/>
      <text:p text:style-name="P1">4. Standard settings for maximum file size and number of files to be uploaded in Admin.</text:p>
      <text:p text:style-name="P1"/>
      <text:p text:style-name="P1">5. All uploaded files by the customer on cart page for the particular order will show on “order view page” in admin section and as well as it'll show on frontend in “My Orders” section of customer account. <text:s/></text:p>
      <text:p text:style-name="P1"/>
      <text:p text:style-name="P1">6. A separate section in “order view page” for uploading files.</text:p>
      <text:p text:style-name="P1"/>
      <text:p text:style-name="P1">7. File Sorting is possible because of listing of files with their types, names and thumbnails.</text:p>
      <text:p text:style-name="P1"/>
      <text:p text:style-name="P1">8. By clicking particular file name or thumbnail admin can access it quickly in new tab.</text:p>
      <text:p text:style-name="P1"/>
      <text:p text:style-name="P1">9. Compatible with all Magento versions from 1.4 to 1.9.<text:bookmark-end text:name="__DdeLink__143_20352988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1:41:33.445811206</meta:creation-date>
    <dc:date>2015-09-24T16:48:55.282347027</dc:date>
    <meta:editing-duration>PT26S</meta:editing-duration>
    <meta:editing-cycles>4</meta:editing-cycles>
    <meta:generator>LibreOffice/4.2.3.3$Linux_X86_64 LibreOffice_project/420m0$Build-3</meta:generator>
    <meta:document-statistic meta:table-count="0" meta:image-count="0" meta:object-count="0" meta:page-count="1" meta:paragraph-count="14" meta:word-count="230" meta:character-count="1314" meta:non-whitespace-character-count="1094"/>
  </office:meta>
</office:document-meta>
</file>